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style:text-autospace="non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font-name="Verdana"/>
    </style:style>
    <style:style style:name="P4" style:family="paragraph" style:parent-style-name="Standard">
      <style:text-properties style:font-name="Verdana" fo:font-size="11pt" style:font-size-asian="11pt" style:font-size-complex="11pt"/>
    </style:style>
    <style:style style:name="P5" style:family="paragraph" style:parent-style-name="Standard" style:list-style-name="L1"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Verdana" fo:font-size="11pt" style:font-size-asian="11pt" style:font-size-complex="11pt"/>
    </style:style>
    <style:style style:name="P7" style:family="paragraph" style:parent-style-name="Standard" style:list-style-name="L4">
      <style:paragraph-properties style:text-autospace="non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style:text-autospace="none">
        <style:tab-stops>
          <style:tab-stop style:position="2.17cm"/>
        </style:tab-stops>
      </style:paragraph-properties>
      <style:text-properties style:font-name="Verdana" fo:font-size="11pt" style:font-size-asian="11pt" style:font-size-complex="11pt"/>
    </style:style>
    <style:style style:name="P9" style:family="paragraph" style:parent-style-name="Standard" style:list-style-name="L9">
      <style:paragraph-properties style:text-autospace="none">
        <style:tab-stops>
          <style:tab-stop style:position="2.17cm"/>
        </style:tab-stops>
      </style:paragraph-properties>
      <style:text-properties style:font-name="Verdana" fo:font-size="11pt" style:font-size-asian="11pt" style:font-size-complex="11pt"/>
    </style:style>
    <style:style style:name="P10" style:family="paragraph" style:parent-style-name="Standard" style:list-style-name="L13">
      <style:paragraph-properties style:text-autospace="none">
        <style:tab-stops>
          <style:tab-stop style:position="2.17cm"/>
        </style:tab-stops>
      </style:paragraph-properties>
      <style:text-properties style:font-name="Verdana" fo:font-size="11pt" style:font-size-asian="11pt" style:font-size-complex="11pt"/>
    </style:style>
    <style:style style:name="P11" style:family="paragraph" style:parent-style-name="Standard" style:list-style-name="L10">
      <style:text-properties style:font-name="Verdana" fo:font-size="11pt" style:font-size-asian="11pt" style:font-size-complex="11pt"/>
    </style:style>
    <style:style style:name="P12" style:family="paragraph" style:parent-style-name="Standard" style:list-style-name="L12">
      <style:paragraph-properties style:text-autospace="none"/>
      <style:text-properties style:font-name="Verdana" fo:font-size="11pt" style:font-size-asian="11pt" style:font-size-complex="11pt"/>
    </style:style>
    <style:style style:name="P13" style:family="paragraph" style:parent-style-name="Standard" style:list-style-name="L1">
      <style:paragraph-properties style:text-autospace="none"/>
      <style:text-properties style:font-name="Verdana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P14" style:family="paragraph" style:parent-style-name="Standard" style:list-style-name="L3">
      <style:paragraph-properties style:text-autospace="none"/>
      <style:text-properties style:font-name="Verdana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P15" style:family="paragraph" style:parent-style-name="Standard">
      <style:paragraph-properties style:text-autospace="none"/>
      <style:text-properties style:font-name="Verdana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style:font-name="Verdana"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text-properties style:font-name="Verdana" fo:font-size="15pt" style:font-size-asian="15pt" style:font-size-complex="15pt"/>
    </style:style>
    <style:style style:name="P18" style:family="paragraph" style:parent-style-name="Standard">
      <style:text-properties style:font-name="Verdana" fo:font-size="14pt" style:font-size-asian="14pt" style:font-size-complex="14pt"/>
    </style:style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 style:list-style-name="L11"/>
    <style:style style:name="P22" style:family="paragraph" style:parent-style-name="Text_20_body">
      <style:text-properties style:font-name="Verdana" fo:font-size="11pt" fo:font-style="italic" style:font-size-asian="11pt" style:font-style-asian="italic" style:font-size-complex="11pt" style:font-style-complex="italic"/>
    </style:style>
    <style:style style:name="P23" style:family="paragraph" style:parent-style-name="Text_20_body">
      <style:text-properties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Text_20_body">
      <style:text-properties style:font-name="Verdana" fo:font-size="9pt" style:font-size-asian="9pt" style:font-size-complex="9pt"/>
    </style:style>
    <style:style style:name="P25" style:family="paragraph" style:parent-style-name="Text_20_body">
      <style:text-properties style:font-name="Verdana" fo:font-size="9pt" fo:font-style="normal" style:font-size-asian="9pt" style:font-style-asian="normal" style:font-size-complex="9pt" style:font-style-complex="normal"/>
    </style:style>
    <style:style style:name="P26" style:family="paragraph" style:parent-style-name="Text_20_body">
      <style:paragraph-properties style:text-autospace="none"/>
    </style:style>
    <style:style style:name="P27" style:family="paragraph" style:parent-style-name="Text_20_body">
      <style:paragraph-properties style:text-autospace="none"/>
      <style:text-properties fo:font-size="15pt" style:font-size-asian="15pt" style:font-size-complex="15pt"/>
    </style:style>
    <style:style style:name="P28" style:family="paragraph" style:parent-style-name="Text_20_body">
      <style:paragraph-properties style:text-autospace="none"/>
      <style:text-properties fo:font-size="15pt" fo:font-weight="normal" style:font-size-asian="15pt" style:font-weight-asian="normal" style:font-size-complex="15pt" style:font-weight-complex="normal"/>
    </style:style>
    <style:style style:name="P29" style:family="paragraph" style:parent-style-name="Text_20_body">
      <style:paragraph-properties style:text-autospace="none"/>
      <style:text-properties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name-asian="ArialMT" style:font-style-asian="normal" style:font-weight-asian="normal" style:font-name-complex="ArialM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normal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Verdana" fo:font-style="normal" style:font-style-asian="normal" style:font-style-complex="normal"/>
    </style:style>
    <style:style style:name="T7" style:family="text">
      <style:text-properties style:font-name="Verdana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T8" style:family="text">
      <style:text-properties style:font-name="Verdana" fo:font-size="11pt" style:font-size-asian="11pt" style:font-size-complex="11pt"/>
    </style:style>
    <style:style style:name="T9" style:family="text">
      <style:text-properties style:font-name="Verdana" fo:font-size="11pt" fo:font-style="italic" fo:font-weight="normal" style:font-name-asian="ArialMT" style:font-size-asian="11pt" style:font-style-asian="italic" style:font-weight-asian="normal" style:font-name-complex="ArialMT" style:font-size-complex="11pt" style:font-style-complex="italic" style:font-weight-complex="normal"/>
    </style:style>
    <style:style style:name="T10" style:family="text">
      <style:text-properties style:font-name="Verdana" fo:font-size="15pt" fo:font-style="normal" fo:font-weight="normal" style:font-name-asian="ArialMT" style:font-size-asian="15pt" style:font-style-asian="normal" style:font-weight-asian="normal" style:font-name-complex="ArialMT" style:font-size-complex="15pt" style:font-style-complex="normal" style:font-weight-complex="normal"/>
    </style:style>
    <style:style style:name="T11" style:family="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3" style:family="text">
      <style:text-properties style:font-name="Verdana" fo:font-style="italic" style:font-style-asian="italic" style:font-style-complex="italic"/>
    </style:style>
    <style:style style:name="T14" style:family="text">
      <style:text-properties style:text-position="0% 100%"/>
    </style:style>
    <style:style style:name="T15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8">Swen Lengyel</text:p>
      <text:p text:style-name="P4"/>
      <text:list xml:id="list292733493096350635" text:style-name="L1">
        <text:list-item>
          <text:p text:style-name="P5">Jahrgang ´74</text:p>
        </text:list-item>
        <text:list-item>
          <text:p text:style-name="P5">Erlebnispädagoge</text:p>
        </text:list-item>
        <text:list-item>
          <text:p text:style-name="P13">Kampfesspieleanleiter<text:span text:style-name="T3">®</text:span> </text:p>
        </text:list-item>
        <text:list-item>
          <text:p text:style-name="P5">Selbstbehauptungstrainer</text:p>
        </text:list-item>
      </text:list>
      <text:p text:style-name="P4"/>
      <text:p text:style-name="P17"/>
      <text:p text:style-name="P22"><text:bookmark text:name="u20374-2"/>„Sage es mir und ich vergesse es.</text:p>
      <text:p text:style-name="P22"><text:bookmark text:name="u20374-4"/>Zeige es mir und ich erinnere mich.</text:p>
      <text:p text:style-name="P22"><text:bookmark text:name="u20374-6"/>Lass es mich erleben und ich behalte es.“</text:p>
      <text:p text:style-name="P24"><text:bookmark text:name="u20374-8"/>Konfuzius</text:p>
      <text:p text:style-name="P24"/>
      <text:p text:style-name="P23">„Ich bin verantwortlich für das, was ich tue,</text:p>
      <text:p text:style-name="P23"><text:bookmark text:name="u20382-4"/>aber auch für das, was ich nicht tue.“</text:p>
      <text:p text:style-name="P24"><text:bookmark text:name="u20382-6"/>Frei nach Molière</text:p>
      <text:p text:style-name="P24"/>
      <text:p text:style-name="P22"><text:bookmark text:name="u20364-2"/>„Es gibt nur ein Ziel, Deines.</text:p>
      <text:p text:style-name="P22"><text:bookmark text:name="u20364-4"/>Es gibt nur einen Weg dahin</text:p>
      <text:p text:style-name="P22"><text:bookmark text:name="u20364-6"/>und das ist Deiner.“</text:p>
      <text:p text:style-name="P25"><text:bookmark text:name="u20364-8"/>Unbekannt</text:p>
      <text:p text:style-name="P17"/>
      <text:p text:style-name="P17"/>
      <text:p text:style-name="P17"/>
      <text:p text:style-name="P17">Erfahrungen</text:p>
      <text:p text:style-name="P17"/>
      <text:p text:style-name="P6"><text:span text:style-name="T2">Adam Opel AG</text:span></text:p>
      <text:list xml:id="list7953462878000584602" text:style-name="L4">
        <text:list-item>
          <text:p text:style-name="P7"><text:span text:style-name="T2">Teamtraining für die neuen Auszubildenden</text:span></text:p>
        </text:list-item>
      </text:list>
      <text:p text:style-name="P8"><text:span text:style-name="T2"/></text:p>
      <text:p text:style-name="P8"><text:span text:style-name="T2">Aktiv Reisen GmbH</text:span></text:p>
      <text:list xml:id="list2727721031268338871" text:style-name="L9">
        <text:list-item>
          <text:p text:style-name="P9"><text:span text:style-name="T2">geführte Kanutouren mit Gruppen</text:span></text:p>
        </text:list-item>
        <text:list-item>
          <text:p text:style-name="P9"><text:span text:style-name="T2">Bogenschießen mit Schulklassen</text:span></text:p>
        </text:list-item>
        <text:list-item>
          <text:p text:style-name="P19"><text:span text:style-name="T7">erlebnispädagogische Firmenevents</text:span></text:p>
        </text:list-item>
      </text:list>
      <text:p text:style-name="P4"/>
      <text:p text:style-name="P4">Caritasverband der Erzdiözese Freiburg e.V.</text:p>
      <text:list xml:id="list1190571484361371708" text:style-name="L10">
        <text:list-item>
          <text:p text:style-name="P11">FSJ-/ BFD Seminare </text:p>
        </text:list-item>
        <text:list-item>
          <text:p text:style-name="P20"><text:span text:style-name="T7">Seminar </text:span><text:span text:style-name="T9">Kommunikation und Selbstbestimmung </text:span></text:p>
        </text:list-item>
      </text:list>
      <text:p text:style-name="P4"/>
      <text:p text:style-name="P4">EOS Erlebnispädagogik E.V.</text:p>
      <text:list xml:id="list5346194754349007551" text:style-name="L11">
        <text:list-item>
          <text:p text:style-name="P21"><text:span text:style-name="T8">Klassenfahrten </text:span></text:p>
        </text:list-item>
        <text:list-item>
          <text:p text:style-name="P21"><text:span text:style-name="T9">FSJ-/ BFD Seminare </text:span></text:p>
        </text:list-item>
      </text:list>
      <text:p text:style-name="P15"/>
      <text:p text:style-name="P15">Paulinenpflege Winnenden e.V. </text:p>
      <text:list xml:id="list1402564187552819461" text:style-name="L12">
        <text:list-item>
          <text:p text:style-name="P12"><text:span text:style-name="T2">Kampfesspiele</text:span><text:span text:style-name="T4">®</text:span><text:span text:style-name="T2"> mit </text:span><text:span text:style-name="Strong_20_Emphasis"><text:span text:style-name="T5">hör- und sprachbehinderte</text:span></text:span><text:span text:style-name="Strong_20_Emphasis"> </text:span><text:span text:style-name="T2">Jungen</text:span></text:p>
          <text:p text:style-name="P12"><text:soft-page-break/><text:span text:style-name="T7"/></text:p>
        </text:list-item>
      </text:list>
      <text:p text:style-name="P8"><text:span text:style-name="T2">Sektion Heilbronn des Deutschen Alpenvereins (DAV) e.V.</text:span></text:p>
      <text:list xml:id="list1479949625615458933" text:style-name="L13">
        <text:list-item>
          <text:p text:style-name="P10"><text:span text:style-name="T2">Erlebnispädagogische Einheiten für Schulklassen in der Kletterhalle</text:span></text:p>
        </text:list-item>
      </text:list>
      <text:p text:style-name="P8"><text:span text:style-name="T7"/></text:p>
      <text:p text:style-name="Standard"><text:span text:style-name="T8">Stadt Heilbronn</text:span></text:p>
      <text:list xml:id="list8639515671475324500" text:style-name="L3">
        <text:list-item>
          <text:p text:style-name="P14">Leitung eines Jugendtreffs</text:p>
        </text:list-item>
        <text:list-item>
          <text:p text:style-name="P14">Erlebnispädagogisches Angebote im Rahmen eines Ferienprogramms in der offenen Jugendarbeit: Kampfesspiele<text:span text:style-name="T3">®</text:span><text:span text:style-name="T14">,</text:span><text:span text:style-name="T3"> </text:span><text:span text:style-name="T14">Kanutour, Stockfechten</text:span></text:p>
        </text:list-item>
        <text:list-item>
          <text:p text:style-name="P14">Grundschule: <text:s/>Kampfesspiele<text:span text:style-name="T3">®</text:span> für Jungen, Erlebnispädagogischer Tag</text:p>
        </text:list-item>
        <text:list-item>
          <text:p text:style-name="P1"><text:span text:style-name="T7">Teamtag-/-training für die Mitarbeiter der offenen Jugendarbeit</text:span></text:p>
        </text:list-item>
        <text:list-item>
          <text:p text:style-name="P1"><text:span text:style-name="T7">Klettergruppe in der offenen Jugendarbeit</text:span></text:p>
        </text:list-item>
      </text:list>
      <text:p text:style-name="P15"/>
      <text:p text:style-name="P2"><text:span text:style-name="T10"/></text:p>
      <text:p text:style-name="P2"><text:span text:style-name="T10"/></text:p>
      <text:p text:style-name="P2"><text:span text:style-name="T10">Standpunkt</text:span></text:p>
      <text:p text:style-name="P2"><text:span text:style-name="T10"/></text:p>
      <text:p text:style-name="P3">ERLEBEN! BEGREIFEN! HANDELN!</text:p>
      <text:p text:style-name="P3"/>
      <text:p text:style-name="P6">Dies sind die drei Grundpfeiler meiner täglichen Arbeit.</text:p>
      <text:p text:style-name="P6"/>
      <text:p text:style-name="P6">Sowohl mit Einzelpersonen als auch mit Gruppen.</text:p>
      <text:p text:style-name="P6"/>
      <text:p text:style-name="P6">Mit meinen bisherigen beruflichen Erfahrungen möchte ich Impulse geben, die Ihnen die Möglichkeit eröffnen, unterschiedliche Situationen erleb- und begreifbar zu machen.</text:p>
      <text:p text:style-name="P6"/>
      <text:p text:style-name="P6">Durch das Begreifen der unterschiedlichsten Alltagssituationen werden Sie besser ins Handeln kommen, um die von Ihnen gewünschte Veränderung zu erreichen.</text:p>
      <text:p text:style-name="P6"/>
      <text:p text:style-name="P16"><text:span text:style-name="T1">Jeder Mensch, jedes Team, jede Situation, jedes Problem, jeder Konflikt ist einzigartig.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29"><text:bookmark text:name="u20388-2"/><text:span text:style-name="T13">„Wenn du etwas erleben willst,</text:span><text:bookmark text:name="u20388-4"/><text:span text:style-name="T13"> </text:span></text:p>
      <text:p text:style-name="P29"><text:span text:style-name="T13">was du noch nie erlebt hast,</text:span></text:p>
      <text:p text:style-name="P29"><text:bookmark text:name="u20388-6"/><text:span text:style-name="T13">musst du etwas tun,</text:span><text:bookmark text:name="u20388-8"/><text:span text:style-name="T13"> </text:span></text:p>
      <text:p text:style-name="P29"><text:span text:style-name="T13">was du noch nie getan hast.“ </text:span></text:p>
      <text:p text:style-name="P26"><text:span text:style-name="T12">unbekannt</text:span></text:p>
      <text:p text:style-name="P26"><text:span text:style-name="T12"/></text:p>
      <text:p text:style-name="P27"><text:span text:style-name="T6">Kontakt</text:span></text:p>
      <text:p text:style-name="P29"><text:span text:style-name="T6">wie bestehend</text:span></text:p>
      <text:p text:style-name="P29"><text:span text:style-name="T6"/></text:p>
      <text:p text:style-name="P28"><text:span text:style-name="T6">Impressum</text:span></text:p>
      <text:p text:style-name="P29"><text:span text:style-name="T6"/></text:p>
      <text:p text:style-name="P29"><text:span text:style-name="T6">wie besteh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wen Lengyel</meta:initial-creator>
    <meta:creation-date>2017-04-21T21:48:54.27</meta:creation-date>
    <dc:date>2018-02-22T19:24:59.82</dc:date>
    <dc:creator>Swen Lengyel</dc:creator>
    <meta:editing-duration>PT3H36M5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55" meta:word-count="287" meta:character-count="2004"/>
  </office:meta>
</office:document-meta>
</file>